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SFRM1200" svg:font-family="SFRM1200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41cm" fo:margin-top="0cm" fo:margin-bottom="0cm" table:align="center" style:writing-mode="lr-tb"/>
    </style:style>
    <style:style style:name="Table1.A" style:family="table-column">
      <style:table-column-properties style:column-width="16.4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1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2" style:family="table">
      <style:table-properties style:width="16.441cm" fo:margin-top="0cm" fo:margin-bottom="0cm" table:align="center" style:writing-mode="lr-tb"/>
    </style:style>
    <style:style style:name="Table2.A" style:family="table-column">
      <style:table-column-properties style:column-width="16.44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3" style:family="table">
      <style:table-properties style:width="16.441cm" fo:margin-top="0cm" fo:margin-bottom="0cm" table:align="center" style:writing-mode="lr-tb"/>
    </style:style>
    <style:style style:name="Table3.A" style:family="table-column">
      <style:table-column-properties style:column-width="16.44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3.A3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4" style:family="table">
      <style:table-properties style:width="16.501cm" fo:margin-left="-0.191cm" fo:margin-top="0cm" fo:margin-bottom="0cm" table:align="left" style:writing-mode="lr-tb"/>
    </style:style>
    <style:style style:name="Table4.A" style:family="table-column">
      <style:table-column-properties style:column-width="3.191cm"/>
    </style:style>
    <style:style style:name="Table4.B" style:family="table-column">
      <style:table-column-properties style:column-width="13.309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.B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5" style:family="table">
      <style:table-properties style:width="16.484cm" fo:margin-top="0cm" fo:margin-bottom="0cm" table:align="center" style:writing-mode="lr-tb"/>
    </style:style>
    <style:style style:name="Table5.A" style:family="table-column">
      <style:table-column-properties style:column-width="8.634cm"/>
    </style:style>
    <style:style style:name="Table5.B" style:family="table-column">
      <style:table-column-properties style:column-width="3.475cm"/>
    </style:style>
    <style:style style:name="Table5.C" style:family="table-column">
      <style:table-column-properties style:column-width="4.37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C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Body_20_Text_20_2">
      <style:paragraph-properties fo:margin-top="0.212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2" style:family="paragraph" style:parent-style-name="kr_5f_обычный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Standard" style:list-style-name="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8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 style:list-style-name="WWNum39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size="11pt" fo:font-weight="bold" style:font-size-asian="11pt" style:font-weight-asian="bold" fo:hyphenate="false" fo:hyphenation-remain-char-count="2" fo:hyphenation-push-char-count="2"/>
    </style:style>
    <style:style style:name="P15" style:family="paragraph" style:parent-style-name="Standard" style:list-style-name="WWNum21">
      <style:paragraph-properties fo:line-height="0.459cm" fo:text-align="justify" style:justify-single-word="false"/>
    </style:style>
    <style:style style:name="P16" style:family="paragraph" style:parent-style-name="Standard">
      <style:paragraph-properties fo:margin-top="0.212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top="0.212cm" fo:margin-bottom="0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top="0.212cm" fo:margin-bottom="0cm" loext:contextual-spacing="false"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2" style:family="paragraph" style:parent-style-name="Standard" style:list-style-name="WWNum23">
      <style:paragraph-properties fo:margin-left="0cm" fo:margin-right="0cm" fo:text-align="justify" style:justify-single-word="false" fo:text-indent="0.635cm" style:auto-text-indent="false"/>
    </style:style>
    <style:style style:name="P23" style:family="paragraph" style:parent-style-name="Standard">
      <style:paragraph-properties fo:margin-top="0.423cm" fo:margin-bottom="0cm" loext:contextual-spacing="false" fo:hyphenation-ladder-count="no-limit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0.543cm" fo:margin-right="0cm" fo:text-indent="0cm" style:auto-text-indent="false"/>
    </style:style>
    <style:style style:name="P25" style:family="paragraph" style:parent-style-name="Standard">
      <style:paragraph-properties fo:margin-left="0.54cm" fo:margin-right="0cm" fo:text-indent="0cm" style:auto-text-indent="false"/>
    </style:style>
    <style:style style:name="P26" style:family="paragraph" style:parent-style-name="Standard">
      <style:paragraph-properties fo:margin-top="0.071cm" fo:margin-bottom="0.071cm" loext:contextual-spacing="false"/>
    </style:style>
    <style:style style:name="P27" style:family="paragraph" style:parent-style-name="Standard">
      <style:paragraph-properties fo:margin-left="0cm" fo:margin-right="-0.078cm" fo:margin-top="0.071cm" fo:margin-bottom="0.071cm" loext:contextual-spacing="false" fo:text-indent="0cm" style:auto-text-indent="false"/>
    </style:style>
    <style:style style:name="P28" style:family="paragraph" style:parent-style-name="Standard">
      <style:paragraph-properties fo:margin-left="0.231cm" fo:margin-right="0cm" fo:text-indent="0cm" style:auto-text-indent="false">
        <style:tab-stops>
          <style:tab-stop style:position="1.501cm"/>
        </style:tab-stops>
      </style:paragraph-properties>
    </style:style>
    <style:style style:name="P29" style:family="paragraph" style:parent-style-name="Standard" style:list-style-name="">
      <style:paragraph-properties fo:margin-left="0cm" fo:margin-right="0cm" fo:orphans="2" fo:widows="2" fo:text-indent="1cm" style:auto-text-indent="false">
        <style:tab-stops>
          <style:tab-stop style:position="1.251cm"/>
        </style:tab-stops>
      </style:paragraph-properties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2" style:family="paragraph" style:parent-style-name="Standard" style:list-style-name="WWNum36">
      <style:paragraph-properties fo:margin-left="1.27cm" fo:margin-right="0cm" fo:text-align="justify" style:justify-single-word="false" fo:hyphenation-ladder-count="no-limit" fo:text-indent="-0.019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.635cm" fo:margin-right="0cm" fo:margin-top="0cm" fo:margin-bottom="0cm" loext:contextual-spacing="true" fo:line-height="0.459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34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>
        <style:tab-stops>
          <style:tab-stop style:position="1.251cm"/>
        </style:tab-stops>
      </style:paragraph-properties>
    </style:style>
    <style:style style:name="P35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36" style:family="paragraph" style:parent-style-name="List_20_Paragraph" style:list-style-name="WWNum39">
      <style:paragraph-properties fo:orphans="2" fo:widows="2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/>
    </style:style>
    <style:style style:name="T3" style:family="text">
      <style:text-properties style:font-size-complex="14pt"/>
    </style:style>
    <style:style style:name="T4" style:family="text">
      <style:text-properties fo:color="#000000" style:font-size-complex="14pt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font-name="SFRM1200" fo:font-size="11pt" style:font-size-asian="11pt" style:font-size-complex="11pt"/>
    </style:style>
    <style:style style:name="T8" style:family="text">
      <style:text-properties fo:color="#000000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rfc-language-tag-asian="x-none"/>
    </style:style>
    <style:style style:name="T11" style:family="text">
      <style:text-properties style:rfc-language-tag="x-none" style:rfc-language-tag-asian="x-none"/>
    </style:style>
    <style:style style:name="T12" style:family="text">
      <style:text-properties style:rfc-language-tag-asian="x-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АННОТАЦИЯ</text:p>
      <text:p text:style-name="P4">РАБОЧЕЙ ПРОГРАММЫ ДИСЦИПЛИНЫ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ДИСКРЕТНАЯ МАТЕМАТИКА</text:p>
          </table:table-cell>
        </table:table-row>
        <table:table-row table:style-name="Table1.1">
          <table:table-cell table:style-name="Table1.A2" office:value-type="string">
            <text:p text:style-name="P4"><text:span text:style-name="T1">(наименование дисциплины)</text:span><text:bookmark text:name="OLE_LINK1"/><text:bookmark text:name="OLE_LINK2"/><text:bookmark text:name="OLE_LINK3"/><text:bookmark text:name="OLE_LINK4"/></text:p>
          </table:table-cell>
        </table:table-row>
      </table:table>
      <text:p text:style-name="P19">Направление подготовки/специальность высшего образования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09.03.02 "Информационные системы и технологии"</text:p>
          </table:table-cell>
        </table:table-row>
        <table:table-row table:style-name="Table2.1">
          <table:table-cell table:style-name="Table2.A2" office:value-type="string">
            <text:p text:style-name="P4"><text:span text:style-name="T1">(код и наименование направления подготовки/специальности)</text:span><text:bookmark text:name="OLE_LINK5"/><text:bookmark text:name="OLE_LINK6"/></text:p>
          </table:table-cell>
        </table:table-row>
      </table:table>
      <text:p text:style-name="P20">Программа бакалавриата/магистратуры/специалитета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Информационные системы и технологии на предприятиях / в машиностроении</text:p>
          </table:table-cell>
        </table:table-row>
        <table:table-row table:style-name="Table3.1"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4"><text:span text:style-name="T1">(указать профиль подготовки/наименование магистерской программы/специализацию)</text:span>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Квалификация:</text:p>
          </table:table-cell>
          <table:table-cell table:style-name="Table4.B1" office:value-type="string">
            <text:p text:style-name="P5">академический бакалавр</text:p>
          </table:table-cell>
        </table:table-row>
      </table:table>
      <text:p text:style-name="P5"/>
      <text:p text:style-name="P5"><text:span text:style-name="T2">1. Цели и задачи освоения дисциплины </text:span></text:p>
      <text:p text:style-name="P21"><text:span text:style-name="T3">Цель: обучение студентов методам мышления, характерным для дискретной математики, основным понятиям таких ее дисциплин как Теория множеств, Комбинаторика, Плоские графы.</text:span></text:p>
      <text:p text:style-name="P21"><text:span text:style-name="T3">Задачи:</text:span></text:p>
      <text:p text:style-name="P21"><text:span text:style-name="T3">•<text:tab/>получение базовых знаний в области разделов дискретной математики, таких, как Теория множеств, Комбинаторика, Плоские графы; </text:span></text:p>
      <text:p text:style-name="P21"><text:span text:style-name="T3">•<text:tab/>овладение основными методами решения задач по дискретной математике из указанных разделов;</text:span></text:p>
      <text:p text:style-name="P21"><text:span text:style-name="T3">•<text:tab/>развитие у студентов навыков алгоритмического мышления на примерах решения задач из указанных разделов дискретной математики и обучение их алгоритмам решения ряда типовых задач.</text:span></text:p>
      <text:p text:style-name="P17"><text:span text:style-name="T2">2. Компетенции обучающегося, формируемые в результате освоения дисциплины </text:span></text:p>
      <text:p text:style-name="P21"><text:span text:style-name="T3">Выпускник должен обладать следующими компетенциями </text:span></text:p>
      <text:list xml:id="list3272196174290602001" text:style-name="WWNum23">
        <text:list-item>
          <text:p text:style-name="P22"><text:span text:style-name="T3">способностью использовать основные законы естественнонаучных дисциплин <text:line-break/>в профессиональной деятельности, применять методы математического анализа <text:line-break/>и моделирования, теоретического и экспериментального исследования</text:span> (ОПК-2);</text:p>
        </text:list-item>
        <text:list-item>
          <text:p text:style-name="P22"><text:span text:style-name="T4">способностью разрабатывать средства реализации информационных технологий (методические, информационные, математические, алгоритмические, технические и программные)</text:span> (ПК-12);</text:p>
        </text:list-item>
        <text:list-item>
          <text:p text:style-name="P22"><text:span text:style-name="T4">способностью использовать математические методы обработки, анализа и синтеза результатов профессиональных исследований </text:span>(ПК-25).</text:p>
        </text:list-item>
      </text:list>
      <text:p text:style-name="P21"><text:soft-page-break/>В результате освоения <text:span text:style-name="T3">программы</text:span> обучающийся должен:</text:p>
      <text:p text:style-name="P21"><text:span text:style-name="T2">знать</text:span> основные понятия и методы дискретной математики.</text:p>
      <text:p text:style-name="P21"><text:span text:style-name="T2">уметь</text:span> решать типовые задачи по основным разделам курса;</text:p>
      <text:p text:style-name="P21"><text:span text:style-name="T2">владеть</text:span> методами построения математической модели профессиональных задач и содержательной интерпретации полученных результатов.</text:p>
      <text:p text:style-name="P23"><text:span text:style-name="T2">3. Основная структура дисциплины</text:span></text:p>
      <text:p text:style-name="P17">Таблица 1 – Структура дисциплины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rows-spanned="3" office:value-type="string">
            <text:p text:style-name="P3"><text:span text:style-name="T5">Вид учебной работы</text:span></text:p>
          </table:table-cell>
          <table:table-cell table:style-name="Table5.A1" table:number-columns-spanned="2" office:value-type="string">
            <text:p text:style-name="P3"><text:span text:style-name="T2">Количество часов</text:span></text:p>
          </table:table-cell>
          <table:covered-table-cell/>
        </table:table-row>
        <table:table-row table:style-name="Table5.1">
          <table:covered-table-cell/>
          <table:table-cell table:style-name="Table5.A1" table:number-rows-spanned="2" office:value-type="string">
            <text:p text:style-name="P3"><text:span text:style-name="T2">Всего</text:span></text:p>
          </table:table-cell>
          <table:table-cell table:style-name="Table5.A1" office:value-type="string">
            <text:p text:style-name="P3"><text:span text:style-name="T2">Семестр</text:span></text:p>
          </table:table-cell>
        </table:table-row>
        <table:table-row table:style-name="Table5.1">
          <table:covered-table-cell/>
          <table:covered-table-cell/>
          <table:table-cell table:style-name="Table5.C3" office:value-type="string">
            <text:p text:style-name="P3"><text:span text:style-name="T2">№ 3</text:span></text:p>
          </table:table-cell>
        </table:table-row>
        <table:table-row table:style-name="Table5.1">
          <table:table-cell table:style-name="Table5.A4" office:value-type="string">
            <text:p text:style-name="Standard"><text:span text:style-name="T6">Общая трудоемкость дисциплины</text:span></text:p>
          </table:table-cell>
          <table:table-cell table:style-name="Table5.B4" office:value-type="string">
            <text:p text:style-name="P3">108</text:p>
          </table:table-cell>
          <table:table-cell table:style-name="Table5.C4" office:value-type="string">
            <text:p text:style-name="P3">108</text:p>
          </table:table-cell>
        </table:table-row>
        <table:table-row table:style-name="Table5.1">
          <table:table-cell table:style-name="Table5.A5" office:value-type="string">
            <text:p text:style-name="Standard"><text:span text:style-name="T6">Аудиторные занятия, в том числе:</text:span></text:p>
          </table:table-cell>
          <table:table-cell table:style-name="Table5.B5" office:value-type="string">
            <text:p text:style-name="P3">51</text:p>
          </table:table-cell>
          <table:table-cell table:style-name="Table5.C5" office:value-type="string">
            <text:p text:style-name="P3">51</text:p>
          </table:table-cell>
        </table:table-row>
        <table:table-row table:style-name="Table5.1">
          <table:table-cell table:style-name="Table5.A6" office:value-type="string">
            <text:p text:style-name="P24"><text:span text:style-name="T6">лекции</text:span></text:p>
          </table:table-cell>
          <table:table-cell table:style-name="Table5.B6" office:value-type="string">
            <text:p text:style-name="P3">34</text:p>
          </table:table-cell>
          <table:table-cell table:style-name="Table5.C6" office:value-type="string">
            <text:p text:style-name="P3">34</text:p>
          </table:table-cell>
        </table:table-row>
        <table:table-row table:style-name="Table5.1">
          <table:table-cell table:style-name="Table5.A7" office:value-type="string">
            <text:p text:style-name="P25"><text:span text:style-name="T6">лабораторные работы</text:span></text:p>
          </table:table-cell>
          <table:table-cell table:style-name="Table5.B7" office:value-type="string">
            <text:p text:style-name="P3">-</text:p>
          </table:table-cell>
          <table:table-cell table:style-name="Table5.C7" office:value-type="string">
            <text:p text:style-name="P3">-</text:p>
          </table:table-cell>
        </table:table-row>
        <table:table-row table:style-name="Table5.1">
          <table:table-cell table:style-name="Table5.A8" office:value-type="string">
            <text:p text:style-name="P24"><text:span text:style-name="T6">практические/семинарские занятия</text:span></text:p>
          </table:table-cell>
          <table:table-cell table:style-name="Table5.A1" office:value-type="string">
            <text:p text:style-name="P4">17</text:p>
          </table:table-cell>
          <table:table-cell table:style-name="Table5.A1" office:value-type="string">
            <text:p text:style-name="P4">17</text:p>
          </table:table-cell>
        </table:table-row>
        <table:table-row table:style-name="Table5.1">
          <table:table-cell table:style-name="Table5.A9" office:value-type="string">
            <text:p text:style-name="Standard"><text:span text:style-name="T6">Самостоятельная работа (в том числе курсовое проектирование)</text:span></text:p>
          </table:table-cell>
          <table:table-cell table:style-name="Table5.A1" office:value-type="string">
            <text:p text:style-name="P4">21</text:p>
          </table:table-cell>
          <table:table-cell table:style-name="Table5.A1" office:value-type="string">
            <text:p text:style-name="P4">21</text:p>
          </table:table-cell>
        </table:table-row>
        <table:table-row table:style-name="Table5.1">
          <table:table-cell table:style-name="Table5.A10" office:value-type="string">
            <text:p text:style-name="Standard"><text:span text:style-name="T6">Трудоемкость промежуточной аттестации</text:span></text:p>
          </table:table-cell>
          <table:table-cell table:style-name="Table5.A1" office:value-type="string">
            <text:p text:style-name="P4">36</text:p>
          </table:table-cell>
          <table:table-cell table:style-name="Table5.A1" office:value-type="string">
            <text:p text:style-name="P4">36</text:p>
          </table:table-cell>
        </table:table-row>
        <table:table-row table:style-name="Table5.1">
          <table:table-cell table:style-name="Table5.A11" office:value-type="string">
            <text:p text:style-name="Standard">Вид промежуточной аттестации (итогового контроля по дисциплине), в том числе курсовое проектирование</text:p>
          </table:table-cell>
          <table:table-cell table:style-name="Table5.A1" office:value-type="string">
            <text:p text:style-name="P4">экзамен</text:p>
          </table:table-cell>
          <table:table-cell table:style-name="Table5.A1" office:value-type="string">
            <text:p text:style-name="P4">экзамен</text:p>
          </table:table-cell>
        </table:table-row>
      </table:table>
      <text:p text:style-name="P13"/>
      <text:p text:style-name="P6"><text:span text:style-name="T2">4. Содержание дисциплины</text:span></text:p>
      <text:p text:style-name="P6">4.1. Перечень разделов и тем дисциплины</text:p>
      <text:p text:style-name="P26">1.<text:span text:style-name="T9"> </text:span>Понятие множества. Операции над множествами.</text:p>
      <text:p text:style-name="P26">2. Бинарные или двухместные отношения</text:p>
      <text:p text:style-name="P27">3. <text:span text:style-name="T7">Мощность множеств.</text:span></text:p>
      <text:p text:style-name="P26">4.<text:span text:style-name="T9"> </text:span>Основы комбинаторики. <text:span text:style-name="T7">Основные понятия и определения</text:span></text:p>
      <text:p text:style-name="P26">5. Перестановки, размещения и сочетания без повторений.</text:p>
      <text:p text:style-name="P26">6. Размещения, перестановки и сочетания с повторениями.</text:p>
      <text:p text:style-name="P26"><text:soft-page-break/>7.<text:span text:style-name="T9"> </text:span>Элементы теории графов. Основные понятия и определения.</text:p>
      <text:p text:style-name="P26">8. Плоские графы.</text:p>
      <text:p text:style-name="P26">9. Свойства плоских графов</text:p>
      <text:p text:style-name="P26">10. Заключение (интерактив - Групповая дискуссия)</text:p>
      <text:p text:style-name="P18">4.2. Перечень лабораторных работ</text:p>
      <text:h text:style-name="P7" text:outline-level="1"><text:span text:style-name="T9"><text:tab/></text:span>Не предусмотрены</text:h>
      <text:h text:style-name="P7" text:outline-level="1">4.3. Перечень практических (семинарских) занятий</text:h>
      <text:h text:style-name="P7" text:outline-level="1"/>
      <text:p text:style-name="P28">1. Множества. Операции над множествами</text:p>
      <text:p text:style-name="P28">2. Диаграммы (круги) Эйлера</text:p>
      <text:p text:style-name="P28">3. Бинарные отношения</text:p>
      <text:p text:style-name="P28">4. Мощность множеств</text:p>
      <text:p text:style-name="P28">5. Комбинаторика (выборки с повторениями и без повторений)</text:p>
      <text:p text:style-name="P28">6. Графы</text:p>
      <text:p text:style-name="P28">7. Заключение</text:p>
      <text:h text:style-name="P29" text:outline-level="1"/>
      <text:p text:style-name="P18">4.4. Перечень заданий по самостоятельной работе студентов (включая курсовой проект, курсовую работу)</text:p>
      <text:list xml:id="list2236766040177256336" text:style-name="WWNum36">
        <text:list-item>
          <text:p text:style-name="P32"><text:span text:style-name="T3">Написание реферата на предложенную тему</text:span></text:p>
        </text:list-item>
        <text:list-item>
          <text:p text:style-name="P32"><text:span text:style-name="T3">Подготовка к практическим занятиям</text:span></text:p>
        </text:list-item>
        <text:list-item>
          <text:p text:style-name="P32"><text:span text:style-name="T3">Подготовка к экзамену</text:span></text:p>
        </text:list-item>
      </text:list>
      <text:p text:style-name="P9"><text:span text:style-name="T2">5. Образовательные технологии, применяемые для реализации программы</text:span></text:p>
      <text:p text:style-name="P31"><text:span text:style-name="T3">В учебном процессе используются активные и интерактивные формы проведения занятий: групповая дискуссия (не менее 4 часов в семестр).</text:span></text:p>
      <text:p text:style-name="P14"/>
      <text:p text:style-name="P9"><text:span text:style-name="T2">6. Оценочные средства и технологии</text:span></text:p>
      <text:p text:style-name="P30"><text:span text:style-name="T3">Контроль качества подготовленности по дисциплине осуществляется с использованием рейтинговой системы оценки знаний.</text:span></text:p>
      <text:p text:style-name="P12"/>
      <text:p text:style-name="P8"><text:soft-page-break/><text:span text:style-name="T2">7. Рекомендуемое информационное обеспечение дисциплины</text:span></text:p>
      <text:p text:style-name="P2"><text:bookmark-start text:name="_Toc432060228"/>7.1. Основная литература<text:bookmark-end text:name="_Toc432060228"/></text:p>
      <text:list xml:id="list1824175189012448158" text:style-name="WWNum21">
        <text:list-item>
          <text:p text:style-name="P15"><text:span text:style-name="T7">Дискретная математика для программистов : учеб. пособие для вузов по направ-<text:line-break/>лению подгот. дипломир. специалистов "Информатика и вычисл. техника"/ Ф. А.<text:line-break/>Новиков . - СПб.и др.: Питер, 2004. - 301 с.<text:line-break/>2. Введение в дискретную математику : учеб. пособие для вузов по специальности<text:line-break/>"Прикл. математика"/ С. В. Яблонский. - Изд. 4-е, стер . - М.: Высш. шк., 2006.<text:line-break/>- 384 с.</text:span></text:p>
        </text:list-item>
      </text:list>
      <text:p text:style-name="P1">7.2. Дополнительная литература</text:p>
      <text:p text:style-name="P33"><text:span text:style-name="T7">1. Дискретная математика. Математика для инженера в примерах и упражнениях :<text:line-break/>учеб. пособие для вузов по экон. и управлен. специальностям и направлениям /<text:line-break/>Г. И. Москинова . - М.: Логос, 2007. - 238 с.<text:line-break/>2. Дискретная математика : учеб. пособие для вузов по направлению и специально-<text:line-break/>сти "Прикладная математика и информатика"/ Ю. П. Шевелев . - СПб.: Лань,<text:line-break/>2008. - 591 с.</text:span></text:p>
      <text:p text:style-name="P34"/>
      <text:p text:style-name="P17">7.3. Электронные образовательные ресурсы</text:p>
      <text:p text:style-name="P17">7.4. Ресурсы сети Интернет</text:p>
      <text:list xml:id="list2167713141228218086" text:style-name="WWNum39">
        <text:list-item>
          <text:p text:style-name="P10"><text:span text:style-name="T11">Информатика и информационные технологии в образовании</text:span><text:span text:style-name="T12">. </text:span><text:span text:style-name="T11">http://www.rusedu.</text:span><text:span text:style-name="T12"> </text:span><text:span text:style-name="T11">info/</text:span><text:span text:style-name="T12">.</text:span></text:p>
        </text:list-item>
        <text:list-item>
          <text:p text:style-name="P10"><text:span text:style-name="T11">Виртуальный компьютерный музей</text:span><text:span text:style-name="T12">.</text:span><text:span text:style-name="T11"> http://www.computer-museum.ru/.</text:span></text:p>
        </text:list-item>
        <text:list-item>
          <text:p text:style-name="P10"><text:span text:style-name="T11">Теоретический минимум по информатике</text:span><text:span text:style-name="T12">.</text:span><text:span text:style-name="T11"> http://teormin.ifmo.ru/.</text:span></text:p>
        </text:list-item>
        <text:list-item>
          <text:p text:style-name="P10"><text:span text:style-name="T11">Интернет-университет информационных технологий</text:span><text:span text:style-name="T12">. </text:span><text:span text:style-name="T11">http://www.intuit.ru/</text:span><text:span text:style-name="T12">.</text:span></text:p>
        </text:list-item>
        <text:list-item>
          <text:p text:style-name="P10"><text:span text:style-name="T11">Энциклопедия персонального компьютера</text:span><text:span text:style-name="T12">. </text:span><text:a xlink:type="simple" xlink:href="http://mega.km.ru/pc/" text:style-name="Internet_20_link" text:visited-style-name="Visited_20_Internet_20_Link"><text:span text:style-name="T11">http://mega.km.ru/pc/</text:span></text:a><text:span text:style-name="T12">.</text:span></text:p>
        </text:list-item>
        <text:list-item>
          <text:p text:style-name="P10"><text:span text:style-name="T12">Единый портал Интернет-тестирования в сфере образования» </text:span><text:a xlink:type="simple" xlink:href="http://www.i-exam.ru/" text:style-name="Internet_20_link" text:visited-style-name="Visited_20_Internet_20_Link"><text:span text:style-name="T12">http://www.</text:span></text:a><text:a xlink:type="simple" xlink:href="http://www.i-exam.ru/" text:style-name="Internet_20_link" text:visited-style-name="Visited_20_Internet_20_Link"><text:span text:style-name="T10">i</text:span></text:a><text:a xlink:type="simple" xlink:href="http://www.i-exam.ru/" text:style-name="Internet_20_link" text:visited-style-name="Visited_20_Internet_20_Link"><text:span text:style-name="T12">-</text:span></text:a><text:a xlink:type="simple" xlink:href="http://www.i-exam.ru/" text:style-name="Internet_20_link" text:visited-style-name="Visited_20_Internet_20_Link"><text:span text:style-name="T10">exam</text:span></text:a><text:a xlink:type="simple" xlink:href="http://www.i-exam.ru/" text:style-name="Internet_20_link" text:visited-style-name="Visited_20_Internet_20_Link"><text:span text:style-name="T12">.ru/</text:span></text:a><text:span text:style-name="T12">.</text:span></text:p>
        </text:list-item>
        <text:list-item>
          <text:p text:style-name="P36"><text:span text:style-name="T8">Иркутский национальный исследовательский технический университет (ИРНИТУ). www://istu.edu/.</text:span></text:p>
        </text:list-item>
        <text:list-item>
          <text:p text:style-name="P36">Поисковые сайты (Google, Bing, Yahoo!, AskJeeves, Яндекс, Mail.ru, Рамблер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SFRM1200" svg:font-family="SFRM1200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1.058cm" fo:margin-bottom="0.212cm" loext:contextual-spacing="false" fo:text-align="center" style:justify-single-word="false" fo:orphans="2" fo:widows="2"/>
      <style:text-properties fo:font-size="14pt" fo:font-weight="bold" style:font-size-asian="14pt" style:language-asian="en" style:country-asian="US" style:font-weight-asian="bold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6.502cm" fo:margin-right="0cm" fo:text-align="justify" style:justify-single-word="false" fo:orphans="2" fo:widows="2" fo:text-indent="-6.502cm" style:auto-text-indent="false"/>
      <style:text-properties style:font-name="Arial" fo:font-family="Arial" style:font-family-generic="roman" style:font-pitch="variable" fo:font-size="14pt" fo:font-weight="bold" style:font-size-asian="14pt" style:language-asian="en" style:country-asian="US" style:font-weight-asian="bold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ConsPlusNormal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Default_20_Paragraph_20_Font" style:display-name="Default Paragraph Font" style:family="text"/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roman" style:font-pitch="variable" fo:font-size="14pt" fo:language="ru" fo:country="RU" fo:font-weight="bold" style:font-size-asian="14pt" style:language-asian="en" style:country-asian="US" style:font-weight-asian="bold" style:language-complex="ar" style:country-complex="SA"/>
    </style:style>
    <style:style style:name="Абзац_20_списка_20_Знак" style:display-name="Абзац списка Знак" style:family="text">
      <style:text-properties fo:language="ru" fo:country="RU" style:language-asian="ru" style:country-asian="RU" style:language-complex="ar" style:country-complex="SA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Основной_20_текст_20_2_20_Знак" style:display-name="Основной текст 2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 style:font-size-complex="12pt"/>
    </style:style>
    <style:style style:name="Заголовок_20_2_20_Знак" style:display-name="Заголовок 2 Знак" style:family="text">
      <style:text-properties fo:font-size="14pt" fo:font-weight="bold" style:font-size-asian="14pt" style:language-asian="en" style:country-asian="US" style:font-weight-asian="bold" style:font-size-complex="14pt"/>
    </style:style>
    <style:style style:name="Internet_20_link" style:display-name="Internet link" style:family="text">
      <style:text-properties fo:color="#004284" style:font-name="Verdana" fo:font-family="Verdana" style:font-family-generic="roman" style:font-pitch="variable" fo:font-size="8.5pt" style:text-underline-style="solid" style:text-underline-width="auto" style:text-underline-color="font-color" style:font-size-asian="8.5pt" style:font-size-complex="8.5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weight="normal" style:font-weight-asian="normal"/>
    </style:style>
    <style:style style:name="ListLabel_20_23" style:display-name="ListLabel 23" style:family="text">
      <style:text-properties fo:font-weight="normal" style:font-weight-asian="normal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fo:font-size="14pt" fo:font-weight="normal" style:font-size-asian="14pt" style:font-weight-asian="normal"/>
    </style:style>
    <style:style style:name="ListLabel_20_68" style:display-name="ListLabel 68" style:family="text">
      <style:text-properties fo:font-size="14pt" fo:font-weight="bold" style:font-size-asian="14pt" style:font-weight-asian="bold"/>
    </style:style>
    <style:style style:name="ListLabel_20_69" style:display-name="ListLabel 69" style:family="text">
      <style:text-properties fo:font-weight="bold" style:font-weight-asian="bold"/>
    </style:style>
    <style:style style:name="ListLabel_20_70" style:display-name="ListLabel 70" style:family="text">
      <style:text-properties fo:font-weight="bold" style:font-weight-asian="bold"/>
    </style:style>
    <style:style style:name="ListLabel_20_71" style:display-name="ListLabel 71" style:family="text">
      <style:text-properties fo:font-weight="bold" style:font-weight-asian="bold"/>
    </style:style>
    <style:style style:name="ListLabel_20_72" style:display-name="ListLabel 72" style:family="text">
      <style:text-properties fo:font-style="normal" style:font-style-asian="normal"/>
    </style:style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5" style:display-name="ListLabel 75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6" style:display-name="ListLabel 76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7" style:display-name="ListLabel 77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8" style:display-name="ListLabel 78" style:family="text">
      <style:text-properties fo:font-size="12pt" fo:font-style="normal" fo:font-weight="normal" style:font-size-asian="12pt" style:font-style-asian="normal" style:font-weight-asian="norma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1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15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4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69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9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8.2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9.50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7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2.0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4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4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5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7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5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3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6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67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68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69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0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89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1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89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3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7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7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7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7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Максим Гаер</dc:creator>
    <meta:editing-cycles>2</meta:editing-cycles>
    <meta:print-date>2016-01-15T11:52:00</meta:print-date>
    <meta:creation-date>2016-09-16T05:25:00</meta:creation-date>
    <dc:date>2016-09-16T05:25:00</dc:date>
    <meta:editing-duration>P0D</meta:editing-duration>
    <meta:generator>LibreOffice/5.1.5.2$Linux_X86_64 LibreOffice_project/10m0$Build-2</meta:generator>
    <meta:document-statistic meta:table-count="5" meta:image-count="0" meta:object-count="0" meta:page-count="4" meta:paragraph-count="103" meta:word-count="654" meta:character-count="5310" meta:non-whitespace-character-count="4766"/>
    <meta:user-defined meta:name="AppVersion">16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